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EC8EC29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575cm"/>
    </style:style>
    <style:style style:name="gr3" style:family="graphic" style:parent-style-name="standard">
      <style:graphic-properties draw:stroke="none" draw:fill="none" fo:min-height="11.973cm"/>
    </style:style>
    <style:style style:name="pr1" style:family="presentation" style:parent-style-name="lyt-sunrise-subtitle">
      <style:graphic-properties draw:fill-color="#ffffff" fo:min-height="16.156cm"/>
    </style:style>
    <style:style style:name="pr2" style:family="presentation" style:parent-style-name="lyt-sunrise-notes">
      <style:graphic-properties draw:fill-color="#ffffff" draw:auto-grow-height="true" fo:min-height="13.364cm"/>
    </style:style>
    <style:style style:name="pr3" style:family="presentation" style:parent-style-name="lyt-sunrise-notes">
      <style:graphic-properties draw:fill-color="#ffffff" fo:min-height="13.364cm"/>
    </style:style>
    <style:style style:name="pr4" style:family="presentation" style:parent-style-name="lyt-sunrise-title">
      <style:graphic-properties fo:min-height="3.506cm"/>
    </style:style>
    <style:style style:name="pr5" style:family="presentation" style:parent-style-name="lyt-sunrise-outline1">
      <style:graphic-properties draw:auto-grow-height="true" fo:min-height="12.18cm"/>
    </style:style>
    <style:style style:name="pr6" style:family="presentation" style:parent-style-name="lyt-sunrise-outline1">
      <style:graphic-properties fo:min-height="12.18cm"/>
    </style:style>
    <style:style style:name="pr7" style:family="presentation" style:parent-style-name="lyt-sunrise-outline1">
      <style:graphic-properties draw:auto-grow-height="true" fo:min-height="25.55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32pt"/>
    </style:style>
    <style:style style:name="P3" style:family="paragraph">
      <style:text-properties fo:font-size="28.1000003814697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c0000"/>
    </style:style>
    <style:style style:name="T3" style:family="text">
      <style:text-properties fo:color="#355e00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y are user interfaces important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is the objective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ow do you achieve that objective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is important from a programmer's perspective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ow does an application type impact them? </text:p>
            <text:p>(Desktop, Linux, Windows, Mac, Web, Browser)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o are users?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ow can you classify them?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Do you need to worry about different types of users?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y HIG's and what are they? </text:p>
            <text:p>(Human Interface Guidelines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ttp://en.wikipedia.org/wiki/Test_autom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ow do you test a GUI?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Is automation possible – like xUnit?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Many test automation tools </text:p>
            <text:p>provide record and playback features </text:p>
            <text:p>that allow users to interactively record user actions </text:p>
            <text:p>and replay them back any number of times, </text:p>
            <text:p>comparing actual results to those expected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GUI Programming is Event Driven</text:p>
            <text:p>What does it mean?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n event typically triggers call to a fun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an you unit test the function being called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nything special about it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Issues in GUI Testing</text:p>
          </draw:text-box>
        </draw:frame>
        <draw:frame presentation:style-name="pr5" draw:layer="layout" svg:width="25.199cm" svg:height="15.287cm" svg:x="1.4cm" svg:y="4.914cm" presentation:class="outline" presentation:user-transformed="true">
          <draw:text-box>
            <text:p>Identification of object in a window </text:p>
            <text:p><text:tab/>(push button, menu item)</text:p>
            <text:p>Should be context sensitive </text:p>
            <text:p><text:tab/>(Window specific operation)</text:p>
            <text:p>Handling of unexpected pop-up windows</text:p>
            <text:p>Keeping the test script in sync with the UI changes</text:p>
            <text:p>Failures have to be verified on each operation</text:p>
            <text:p>Rendering of images / text in the display area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sunrise" presentation:presentation-page-layout-name="AL1T32">
        <draw:frame presentation:style-name="pr4" draw:layer="layout" svg:width="25.199cm" svg:height="3.506cm" svg:x="1.4cm" svg:y="0.937cm" presentation:class="title">
          <draw:text-box>
            <text:p>Linux Desktop Testing Project</text:p>
          </draw:text-box>
        </draw:frame>
        <draw:frame presentation:style-name="pr1" draw:layer="layout" svg:width="25.199cm" svg:height="16.156cm" svg:x="1.4cm" svg:y="0.937cm" presentation:class="subtitle">
          <draw:text-box>
            <text:p>accessibility based testing</text:p>
            <text:p/>
            <text:p>http://ldtp.freedesktop.org/wiki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sunrise">
        <draw:frame presentation:style-name="pr5" draw:text-style-name="P1" draw:layer="layout" svg:width="25.199cm" svg:height="20.029cm" svg:x="1.179cm" svg:y="1.176cm" presentation:class="outline" presentation:user-transformed="true">
          <draw:text-box>
            <text:p text:style-name="P1"><text:span text:style-name="T1">from ldtp import *</text:span></text:p>
            <text:p text:style-name="P1"><text:span text:style-name="T1">from ldtputils import *</text:span></text:p>
            <text:p text:style-name="P1"><text:span text:style-name="T1">try:</text:span></text:p>
            <text:p text:style-name="P1"><text:span text:style-name="T1"><text:tab/></text:span><text:span text:style-name="T1">launchapp ('gedit')</text:span></text:p>
            <text:p text:style-name="P1"><text:span text:style-name="T1"><text:tab/></text:span><text:span text:style-name="T1">if waittillguiexist ('*-gedit') == 0:</text:span></text:p>
            <text:p text:style-name="P1"><text:span text:style-name="T1"><text:tab/></text:span><text:span text:style-name="T1"><text:tab/></text:span><text:span text:style-name="T1">raise LdtpExecutionError ('Gedit window does not exist')</text:span></text:p>
            <text:p text:style-name="P1"><text:span text:style-name="T1"><text:tab/></text:span><text:span text:style-name="T1">selectmenuitem ('*-gedit', 'mnuFile;mnuOpen')</text:span></text:p>
            <text:p text:style-name="P1"><text:span text:style-name="T1"><text:tab/></text:span><text:span text:style-name="T1">if waittillguiexist ('dlgOpenFiles') == 0:</text:span></text:p>
            <text:p text:style-name="P1"><text:span text:style-name="T1"><text:tab/></text:span><text:span text:style-name="T1"><text:tab/></text:span><text:span text:style-name="T1">raise LdtpExecutionError ('Open Files dialog does not exist')</text:span></text:p>
            <text:p text:style-name="P1"><text:span text:style-name="T1"><text:tab/></text:span><text:span text:style-name="T1">selectrow ('dlgOpenFiles...', 'tblFiles', fileName [0])</text:span></text:p>
            <text:p text:style-name="P1"><text:span text:style-name="T1"><text:tab/></text:span><text:span text:style-name="T1">click ('dlgOpenFiles...', 'btnOpen')</text:span></text:p>
            <text:p text:style-name="P1"><text:span text:style-name="T1"><text:tab/></text:span><text:span text:style-name="T1">if waittillguinotexist ('dlgOpenFiles') == 0:</text:span></text:p>
            <text:p text:style-name="P1"><text:span text:style-name="T1"><text:tab/></text:span><text:span text:style-name="T1"><text:tab/></text:span><text:span text:style-name="T1">raise LdtpExecutionError ('Open Files dialog still exist')</text:span></text:p>
            <text:p text:style-name="P1"><text:span text:style-name="T1">except LdtpExecutionError, msg:</text:span></text:p>
            <text:p text:style-name="P1"><text:span text:style-name="T1"><text:tab/></text:span><text:span text:style-name="T1">raise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sunrise" presentation:presentation-page-layout-name="AL1T32">
        <office:forms form:automatic-focus="false" form:apply-design-mode="false"/>
        <draw:frame presentation:style-name="pr1" draw:layer="layout" svg:width="25.199cm" svg:height="16.156cm" svg:x="1.4cm" svg:y="0.937cm" presentation:class="subtitle">
          <draw:text-box>
            <text:p>Web Programming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sunrise" presentation:presentation-page-layout-name="AL1T32">
        <draw:frame presentation:style-name="pr1" draw:text-style-name="P2" draw:layer="layout" svg:width="25.199cm" svg:height="16.156cm" svg:x="1.4cm" svg:y="0.937cm" presentation:class="subtitle">
          <draw:text-box>
            <text:p text:style-name="P2">Review of GUI el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are widgets or controls?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are GUI toolkits?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's AJAX?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Any web toolkits?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languages would they be written in?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Dynamic web pages?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Server side programming?</text:p>
            <text:p>What is its output?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How would a server side program display a list of rows?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could be a template engine?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An Example using Python</text:p>
          </draw:text-box>
        </draw:frame>
        <draw:frame presentation:style-name="pr5" draw:layer="layout" svg:width="25.199cm" svg:height="12.18cm" svg:x="1.4cm" svg:y="4.914cm" presentation:class="outline">
          <draw:text-box>
            <text:p>&gt;&gt;&gt; template = "&lt;html&gt;&lt;head&gt;&lt;/head&gt;</text:p>
            <text:p>&lt;body&gt;</text:p>
            <text:p>&lt;h1&gt;<text:span text:style-name="T2">%(title)s</text:span>&lt;/h1&gt;</text:p>
            <text:p>&lt;p&gt;The state is <text:span text:style-name="T2">%(loc)s</text:span>&lt;/p&gt;</text:p>
            <text:p>&lt;/body&gt;</text:p>
            <text:p>&lt;/html&gt;"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&gt;&gt;&gt; response = template%</text:p>
            <text:p>{"title":"IIT Ropar",</text:p>
            <text:p>"loc":"Punjab"}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&gt;&gt;&gt; response</text:p>
            <text:p>'&lt;html&gt;&lt;head&gt;&lt;/head&gt;</text:p>
            <text:p>&lt;body&gt;</text:p>
            <text:p>&lt;h1&gt;<text:span text:style-name="T3">IIT Ropar</text:span>&lt;/h1&gt;</text:p>
            <text:p>&lt;p&gt;The state is <text:span text:style-name="T3">Punjab</text:span>&lt;/p&gt;</text:p>
            <text:p>&lt;/body&gt;&lt;/html&gt;'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Template examples</text:p>
          </draw:text-box>
        </draw:frame>
        <draw:frame presentation:style-name="pr5" draw:layer="layout" svg:width="25.199cm" svg:height="12.18cm" svg:x="1.736cm" svg:y="5.175cm" presentation:class="outline" presentation:user-transformed="true">
          <draw:text-box>
            <text:p>Velocity engine – Java </text:p>
            <text:p>Smarty – php template engine</text:p>
            <text:p>ASP.Net - .Net</text:p>
            <text:p>eruby – Ruby/Rails</text:p>
            <text:p>Django – Python Django</text:p>
            <text:p>TAL – Python Zope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What should a template engine have?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Variables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Operations</text:p>
            <text:p/>
            <text:p>What should a function return?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Ite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Conditional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wo examples to show distinct styles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 presentation:user-transformed="true">
          <draw:text-box>
            <text:p>Django: <text:s/>extends =&gt; inheritance</text:p>
          </draw:text-box>
        </draw:frame>
        <draw:frame presentation:style-name="pr6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" draw:layer="layout" svg:width="22.881cm" svg:height="13.825cm" svg:x="3.056cm" svg:y="5.478cm">
          <draw:text-box>
            <text:p>{% extends "base_generic.html" %}</text:p>
            <text:p>{% block title %}{{ section.title }}{% endblock %}</text:p>
            <text:p>{% block content %}</text:p>
            <text:p>&lt;h1&gt;{{ section.title }}&lt;/h1&gt;</text:p>
            <text:p>{% for story in story_list %}</text:p>
            <text:p>&lt;h2&gt;</text:p>
            <text:p><text:s text:c="2"/>&lt;a href="{{ story.get_absolute_url }}"&gt;</text:p>
            <text:p><text:s text:c="4"/>{{ story.headline|upper }}</text:p>
            <text:p><text:s text:c="2"/>&lt;/a&gt;</text:p>
            <text:p>&lt;/h2&gt;</text:p>
            <text:p>&lt;p&gt;{{ story.tease|truncatewords:"100" }}&lt;/p&gt;</text:p>
            <text:p>{% endfor %}</text:p>
            <text:p>{% endblock %}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 presentation:user-transformed="true">
          <draw:text-box>
            <text:p>TAL example – Zope, Plone </text:p>
          </draw:text-box>
        </draw:frame>
        <draw:frame presentation:style-name="pr6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3" draw:layer="layout" svg:width="23.03cm" svg:height="12.223cm" svg:x="3.167cm" svg:y="6.373cm">
          <draw:text-box>
            <text:p>Replace a link</text:p>
            <text:p>&lt;a href="/sample/link.html"</text:p>
            <text:p><text:s text:c="3"/>tal:attributes="href context/sub/absolute_url"&gt;</text:p>
            <text:p>Variables</text:p>
            <text:p>&lt;p tal:content="user/getUserName"&gt;John Doe&lt;/p&gt;</text:p>
            <text:p>Condition </text:p>
            <text:p>&lt;p tal:condition="request/message | nothing"</text:p>
            <text:p><text:s text:c="3"/>tal:content="request/message"&gt;message goes here&lt;/p&gt;</text:p>
            <text:p>Repeat elements</text:p>
            <text:p>&lt;table&gt;</text:p>
            <text:p><text:s text:c="2"/>&lt;tr tal:repeat="item context/cart"&gt;</text:p>
            <text:p><text:s text:c="4"/>&lt;td tal:content="repeat/item/number"&gt;1&lt;/td&gt;</text:p>
            <text:p><text:s text:c="4"/>&lt;td tal:content="item/description"&gt;Widget&lt;/td&gt;</text:p>
            <text:p><text:s text:c="4"/>&lt;td tal:content="item/price"&gt;$1.50&lt;/td&gt;</text:p>
            <text:p><text:s text:c="2"/>&lt;/tr&gt;</text:p>
            <text:p>&lt;/table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sunrise" presentation:presentation-page-layout-name="AL1T32">
        <draw:frame presentation:style-name="pr1" draw:layer="layout" svg:width="25.199cm" svg:height="16.156cm" svg:x="1.4cm" svg:y="0.937cm" presentation:class="subtitle">
          <draw:text-box>
            <text:p>Testing A Web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sunrise" presentation:presentation-page-layout-name="AL1T32">
        <draw:frame presentation:style-name="pr1" draw:text-style-name="P2" draw:layer="layout" svg:width="25.199cm" svg:height="16.156cm" svg:x="1.4cm" svg:y="0.937cm" presentation:class="subtitle">
          <draw:text-box>
            <text:p text:style-name="P2">Selenium Example from</text:p>
            <text:p text:style-name="P2"><text:a xlink:href="https://www.ibm.com/developerworks/web/library/">https://www.ibm.com/developerworks/web/library/</text:a></text:p>
            <text:p text:style-name="P2">wa-testweb/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sunrise" presentation:presentation-page-layout-name="AL1T32">
        <draw:frame presentation:style-name="pr1" draw:text-style-name="P2" draw:layer="layout" svg:width="25.199cm" svg:height="16.156cm" svg:x="1.4cm" svg:y="0.937cm" presentation:class="subtitle">
          <draw:text-box>
            <text:p text:style-name="P2">Selenium Example from</text:p>
            <text:p text:style-name="P2"><text:a xlink:href="https://www.ibm.com/developerworks/web/library/">https://www.ibm.com/developerworks/web/library/</text:a></text:p>
            <text:p text:style-name="P2">wa-testweb/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sunrise" presentation:presentation-page-layout-name="AL2T1">
        <draw:frame presentation:style-name="pr4" draw:layer="layout" svg:width="25.199cm" svg:height="3.506cm" svg:x="1.4cm" svg:y="0.937cm" presentation:class="title">
          <draw:text-box>
            <text:p>The JUnit test based on the exported code from Selenium IDE </text:p>
          </draw:text-box>
        </draw:frame>
        <draw:frame presentation:style-name="pr5" draw:layer="layout" svg:width="25.199cm" svg:height="13.533cm" svg:x="1.4cm" svg:y="4.914cm" presentation:class="outline">
          <draw:text-box>
            <text:p>package com.example.mywebapp.tests;</text:p>
            <text:p/>
            <text:p>import com.thoughtworks.selenium.*;</text:p>
            <text:p>import java.util.regex.Pattern;</text:p>
            <text:p/>
            <text:p>import org.junit.BeforeClass;</text:p>
            <text:p>import org.junit.Test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sunrise">
        <draw:frame presentation:style-name="pr5" draw:layer="layout" svg:width="25.199cm" svg:height="13.533cm" svg:x="1.4cm" svg:y="4.914cm" presentation:class="outline" presentation:user-transformed="true">
          <draw:text-box>
            <text:p>public class MyTest extends SeleneseTestCase {</text:p>
            <text:p><text:s text:c="4"/></text:p>
            <text:p><text:s text:c="4"/>@BeforeClass</text:p>
            <text:p><text:s text:c="4"/>public void setUp() throws Exception {</text:p>
            <text:p><text:s text:c="8"/>setUp("<text:a xlink:href="http://localhost:8080/tested-webapp/">http://localhost:8080/tested-webapp/</text:a></text:p>
            <text:p><text:s text:c="25"/>index.jsp", "*chrome");</text:p>
            <text:p><text:s text:c="4"/>}</text:p>
            <text:p>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sunrise">
        <draw:frame presentation:style-name="pr7" draw:text-style-name="P4" draw:layer="layout" svg:width="25.199cm" svg:height="25.556cm" svg:x="1.4cm" svg:y="0.661cm" presentation:class="outline" presentation:user-transformed="true">
          <draw:text-box>
            <text:p text:style-name="P4"><text:span text:style-name="T4"><text:s text:c="4"/></text:span><text:span text:style-name="T4">@Test</text:span></text:p>
            <text:p text:style-name="P4"><text:span text:style-name="T4"><text:s text:c="4"/></text:span><text:span text:style-name="T4">public void testMy() throws Exception {</text:span></text:p>
            <text:p text:style-name="P4"><text:span text:style-name="T4"><text:s text:c="8"/></text:span><text:span text:style-name="T4">selenium.open("/tested-webapp/index.jsp");</text:span></text:p>
            <text:p text:style-name="P4"><text:span text:style-name="T4"><text:s text:c="8"/></text:span><text:span text:style-name="T4">selenium.type("username", "user");</text:span></text:p>
            <text:p text:style-name="P4"><text:span text:style-name="T4"><text:s text:c="8"/></text:span><text:span text:style-name="T4">selenium.type("password", "secret");</text:span></text:p>
            <text:p text:style-name="P4"><text:span text:style-name="T4"><text:s text:c="8"/></text:span><text:span text:style-name="T4">selenium.click("//input[@value='Login']");</text:span></text:p>
            <text:p text:style-name="P4"><text:span text:style-name="T4"><text:s text:c="8"/></text:span><text:span text:style-name="T4">selenium.waitForPageToLoad("30000");</text:span></text:p>
            <text:p text:style-name="P4"><text:span text:style-name="T4"><text:s text:c="8"/></text:span><text:span text:style-name="T4">verifyTrue(selenium.isTextPresent("Your name:"));</text:span></text:p>
            <text:p text:style-name="P4"><text:span text:style-name="T4"><text:s text:c="8"/></text:span><text:span text:style-name="T4">verifyTrue(selenium.isTextPresent("Your birth date</text:span></text:p>
            <text:p text:style-name="P4"><text:span text:style-name="T4"><text:s text:c="45"/></text:span><text:span text:style-name="T4">(in MM/DD/YYYY format):"));</text:span></text:p>
            <text:p text:style-name="P4"><text:span text:style-name="T4"><text:s text:c="4"/></text:span><text:span text:style-name="T4">}</text:span></text:p>
            <text:p text:style-name="P4"><text:span text:style-name="T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sunrise" presentation:presentation-page-layout-name="AL1T32">
        <draw:frame presentation:style-name="pr1" draw:text-style-name="P2" draw:layer="layout" svg:width="25.199cm" svg:height="16.156cm" svg:x="1.4cm" svg:y="0.937cm" presentation:class="subtitle">
          <draw:text-box>
            <text:p text:style-name="P2">How about non-technical factors – like appeal, confusion/ambiguity ?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sunrise_5f_box" draw:display-name="sunrise_box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font-weight="bold" style:font-family-asian="FreeSans" style:font-family-generic-asian="swiss" style:font-pitch-asian="variable" style:font-size-asian="18pt" style:font-weight-asian="bold" style:font-family-complex="'DejaVu Sans'" style:font-family-generic-complex="swiss" style:font-pitch-complex="variable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font-weight="bold" style:font-family-asian="FreeSans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Example" style:family="graphic">
      <style:paragraph-properties style:text-autospace="none"/>
      <style:text-properties fo:color="#008000" fo:font-family="'DejaVu Sans Mono'" style:font-family-generic="modern" style:font-pitch="fixed" fo:font-size="10pt" style:font-family-asian="'DejaVu Sans Mono'" style:font-family-generic-asian="modern" style:font-pitch-asian="fixed" style:font-family-complex="'DejaVu Sans'" style:font-family-generic-complex="modern" style:font-pitch-complex="fixed"/>
    </style:style>
    <style:style style:name="Teletype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'" style:font-family-generic-complex="modern" style:font-pitch-complex="fixed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DejaVu Sans Mono'" style:font-family-generic-asian="modern" style:font-pitch-asian="fixed" style:font-family-complex="'DejaVu Sans'" style:font-family-generic-complex="modern" style:font-pitch-complex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'" style:font-family-generic-complex="modern" style:font-pitch-complex="fixed"/>
    </style:style>
    <style:style style:name="Footer" style:family="graphic">
      <style:paragraph-properties style:text-autospace="none">
        <style:tab-stops>
          <style:tab-stop style:position="14.997cm" style:type="center"/>
          <style:tab-stop style:position="29.997cm" style:type="right"/>
        </style:tab-stops>
      </style:paragraph-properties>
    </style:style>
    <style:style style:name="List_20_Heading" style:display-name="List Heading" style:family="graphic">
      <style:paragraph-properties fo:margin-left="0cm" fo:margin-right="0cm" fo:margin-top="0cm" fo:margin-bottom="0cm" fo:text-indent="0cm" style:text-autospace="none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sunrise_5f_box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2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8T10:37:07</meta:creation-date>
    <meta:editing-duration>PT1H20M30S</meta:editing-duration>
    <meta:editing-cycles>7</meta:editing-cycles>
    <dc:date>2012-09-03T13:34:27</dc:date>
    <meta:generator>LibreOffice/3.5$Linux_X86_64 LibreOffice_project/350m1$Build-2</meta:generator>
    <meta:document-statistic meta:object-count="191"/>
  </office:meta>
</office:document-meta>
</file>